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family="Arial" style:font-family-generic="roman" style:font-pitch="variable" fo:font-size="10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P6" style:family="paragraph">
      <style:paragraph-properties fo:text-align="center"/>
      <style:text-properties fo:font-size="10pt"/>
    </style:style>
    <style:style style:name="P7" style:family="paragraph">
      <style:paragraph-properties fo:text-align="center"/>
      <style:text-properties fo:font-size="10pt" style:font-size-asian="16pt" style:font-size-complex="16pt"/>
    </style:style>
    <style:style style:name="T1" style:family="text">
      <style:text-properties fo:font-size="16pt"/>
    </style:style>
    <style:style style:name="T2" style:family="text">
      <style:text-properties style:text-position="sub 58%" fo:font-size="16pt"/>
    </style:style>
    <style:style style:name="T3" style:family="text">
      <style:text-properties style:text-position="sub 58%" fo:font-size="16pt" style:font-size-asian="18pt" style:font-size-complex="18pt"/>
    </style:style>
    <style:style style:name="T4" style:family="text">
      <style:text-properties fo:font-family="Arial" style:font-style-name="Normal" style:font-family-generic="swiss" fo:font-size="16pt" style:font-family-asian="Arial" style:font-style-name-asian="Normal" style:font-family-generic-asian="swiss" style:font-family-complex="Arial" style:font-style-name-complex="Normal" style:font-family-generic-complex="swiss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/>
    </style:style>
    <style:style style:name="T7" style:family="text">
      <style:text-properties style:text-position="sub 58%"/>
    </style:style>
    <style:style style:name="T8" style:family="text">
      <style:text-properties style:text-position="sub 58%" style:font-size-asian="18pt" style:font-size-complex="18pt"/>
    </style:style>
    <style:style style:name="T9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10" style:family="text">
      <style:text-properties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2" draw:layer="layout" svg:width="1.5cm" svg:height="1.5cm" svg:x="1cm" svg:y="8.1cm">
          <text:p text:style-name="P1"><text:span text:style-name="T1">ª</text:span></text:p>
          <text:p text:style-name="P1"><text:span text:style-name="T1">º</text:span><text:span text:style-name="T2">\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.6cm" svg:y="8.1cm">
          <text:p text:style-name="P1"><text:span text:style-name="T1">!</text:span></text:p>
          <text:p text:style-name="P1"><text:span text:style-name="T1">1</text:span><text:span text:style-name="T2">|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2cm" svg:y="8.1cm">
          <text:p text:style-name="P1"><text:span text:style-name="T1">"</text:span></text:p>
          <text:p text:style-name="P1"><text:span text:style-name="T1">2</text:span><text:span text:style-name="T2">@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5.8cm" svg:y="8.1cm">
          <text:p text:style-name="P1"><text:span text:style-name="T1">·</text:span></text:p>
          <text:p text:style-name="P1"><text:span text:style-name="T1">3</text:span><text:span text:style-name="T2">#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4cm" svg:y="8.1cm">
          <text:p text:style-name="P1"><text:span text:style-name="T1">$</text:span></text:p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cm" svg:y="8.1cm">
          <text:p text:style-name="P1"><text:span text:style-name="T1">%</text:span></text:p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0.6cm" svg:y="8.1cm">
          <text:p text:style-name="P1"><text:span text:style-name="T1">&amp;</text:span></text:p>
          <text:p text:style-name="P1"><text:span text:style-name="T1">6</text:span><text:span text:style-name="T2">¬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2cm" svg:y="8.1cm">
          <text:p text:style-name="P1"><text:span text:style-name="T1">/</text:span></text:p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3.8cm" svg:y="8.1cm">
          <text:p text:style-name="P1"><text:span text:style-name="T1">(</text:span></text:p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4cm" svg:y="8.1cm">
          <text:p text:style-name="P1"><text:span text:style-name="T1">)</text:span></text:p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cm" svg:y="8.1cm">
          <text:p text:style-name="P1"><text:span text:style-name="T1">=</text:span></text:p>
          <text:p text:style-name="P1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8.6cm" svg:y="8.1cm">
          <text:p text:style-name="P1"><text:span text:style-name="T1">?</text:span></text:p>
          <text:p text:style-name="P1"><text:span text:style-name="T1">'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3.1cm" svg:y="9.7cm">
          <text:p text:style-name="P1"><text:span text:style-name="T1">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7cm" svg:y="9.7cm">
          <text:p text:style-name="P1"><text:span text:style-name="T1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3cm" svg:y="9.7cm">
          <text:p text:style-name="P1"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9cm" svg:y="9.7cm">
          <text:p text:style-name="P1"><text:span text:style-name="T1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5cm" svg:y="9.7cm">
          <text:p text:style-name="P1"><text:span text:style-name="T1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1.1cm" svg:y="9.7cm">
          <text:p text:style-name="P1"><text:span text:style-name="T1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7cm" svg:y="9.7cm">
          <text:p text:style-name="P1"><text:span text:style-name="T1">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3cm" svg:y="9.7cm">
          <text:p text:style-name="P1"><text:span text:style-name="T1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9cm" svg:y="9.7cm">
          <text:p text:style-name="P1"><text:span text:style-name="T1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5cm" svg:y="9.7cm">
          <text:p text:style-name="P1"><text:span text:style-name="T1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9.1cm" svg:y="9.7cm">
          <text:p text:style-name="P1"><text:span text:style-name="T1">^</text:span></text:p>
          <text:p text:style-name="P1"><text:span text:style-name="T1">`</text:span><text:span text:style-name="T2">[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0.7cm" svg:y="9.7cm">
          <text:p text:style-name="P1"><text:span text:style-name="T1">*</text:span></text:p>
          <text:p text:style-name="P1"><text:span text:style-name="T1">+</text:span><text:span text:style-name="T2">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3.5cm" svg:y="11.3cm">
          <text:p text:style-name="P1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5.1cm" svg:y="11.3cm">
          <text:p text:style-name="P1"><text:span text:style-name="T1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7cm" svg:y="11.3cm">
          <text:p text:style-name="P1"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8.3cm" svg:y="11.3cm">
          <text:p text:style-name="P1"><text:span text:style-name="T1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9cm" svg:y="11.3cm">
          <text:p text:style-name="P1"><text:span text:style-name="T1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1.5cm" svg:y="11.3cm">
          <text:p text:style-name="P1"><text:span text:style-name="T1">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3.1cm" svg:y="11.3cm">
          <text:p text:style-name="P1"><text:span text:style-name="T1">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7cm" svg:y="11.3cm">
          <text:p text:style-name="P1"><text:span text:style-name="T1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6.3cm" svg:y="11.3cm">
          <text:p text:style-name="P1"><text:span text:style-name="T1">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9cm" svg:y="11.3cm">
          <text:p text:style-name="P1"><text:span text:style-name="T1">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9.5cm" svg:y="11.3cm">
          <text:p text:style-name="P1"><text:span text:style-name="T1">“</text:span></text:p>
          <text:p text:style-name="P1"><text:span text:style-name="T1">'</text:span><text:span text:style-name="T2">{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1.1cm" svg:y="11.3cm">
          <text:p text:style-name="P1"><text:span text:style-name="T1">Ç</text:span></text:p>
          <text:p text:style-name="P1"><text:span text:style-name="T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.9cm" svg:y="12.9cm">
          <text:p text:style-name="P1"><text:span text:style-name="T1">&lt;</text:span></text:p>
          <text:p text:style-name="P1"><text:span text:style-name="T1">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5cm" svg:y="12.9cm">
          <text:p text:style-name="P1"><text:span text:style-name="T1">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1cm" svg:y="12.9cm">
          <text:p text:style-name="P1"><text:span text:style-name="T1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7cm" svg:y="12.9cm">
          <text:p text:style-name="P1"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3cm" svg:y="12.9cm">
          <text:p text:style-name="P1"><text:span text:style-name="T1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0.9cm" svg:y="12.9cm">
          <text:p text:style-name="P1"><text:span text:style-name="T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5cm" svg:y="12.9cm">
          <text:p text:style-name="P1"><text:span text:style-name="T1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1cm" svg:y="12.9cm">
          <text:p text:style-name="P1"><text:span text:style-name="T1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7cm" svg:y="12.9cm">
          <text:p text:style-name="P1"><text:span text:style-name="T1">;</text:span></text:p>
          <text:p text:style-name="P1"><text:span text:style-name="T1">,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3cm" svg:y="12.9cm">
          <text:p text:style-name="P1"><text:span text:style-name="T1">:</text:span></text:p>
          <text:p text:style-name="P1"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4cm" svg:height="1.5cm" svg:x="21.8cm" svg:y="8.1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0.7cm" svg:height="1.5cm" svg:x="6.6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1.5cm" svg:x="22.3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3.1cm" svg:x="22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cm" svg:y="6.9cm">
          <text:p text:style-name="P1"><text:span text:style-name="T1">ES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3cm" svg:y="6.9cm">
          <text:p text:style-name="P1"><text:span text:style-name="T1">F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4.6cm" svg:y="6.9cm">
          <text:p text:style-name="P1"><text:span text:style-name="T1">F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6.2cm" svg:y="6.9cm">
          <text:p text:style-name="P1"><text:span text:style-name="T1">F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7.8cm" svg:y="6.9cm">
          <text:p text:style-name="P1"><text:span text:style-name="T1">F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9.7cm" svg:y="6.9cm">
          <text:p text:style-name="P1"><text:span text:style-name="T1">F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1.3cm" svg:y="6.9cm">
          <text:p text:style-name="P1"><text:span text:style-name="T1">F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2.9cm" svg:y="6.9cm">
          <text:p text:style-name="P1"><text:span text:style-name="T1">F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4.5cm" svg:y="6.9cm">
          <text:p text:style-name="P1"><text:span text:style-name="T1">F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6.4cm" svg:y="6.9cm">
          <text:p text:style-name="P1"><text:span text:style-name="T1">F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8cm" svg:y="6.9cm">
          <text:p text:style-name="P1"><text:span text:style-name="T1">F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9.6cm" svg:y="6.9cm">
          <text:p text:style-name="P1"><text:span text:style-name="T1">F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9cm" svg:height="1.5cm" svg:x="1cm" svg:y="9.7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4cm" svg:height="1.5cm" svg:x="1cm" svg:y="11.3cm">
          <text:p text:style-name="P1"><text:span text:style-name="T5">CA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75cm" svg:height="1.5cm" svg:x="1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.05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.9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4.7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7.4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1.1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9.2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8.9cm" svg:y="12.9cm">
          <text:p text:style-name="P1"><text:span text:style-name="T1">_</text:span></text:p>
          <text:p text:style-name="P1"><text:span text:style-name="T1">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4cm" svg:height="1.5cm" svg:x="20.5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0.2cm" svg:y="8.1cm">
          <text:p text:style-name="P1"><text:span text:style-name="T1">¿</text:span></text:p>
          <text:p text:style-name="P1"><text:span text:style-name="T1">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4cm" svg:height="1.5cm" svg:x="22.5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6cm" svg:height="2.9cm" svg:x="22.8cm" svg:y="9.8cm">
          <text:p text:style-name="P1"><text:span text:style-name="T1">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1.2cm" svg:y="6.9cm">
          <text:p text:style-name="P1"><text:span text:style-name="T1">F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8.1cm">
          <text:p text:style-name="P1"><text:span text:style-name="T1">IN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8.1cm">
          <text:p text:style-name="P1"><text:span text:style-name="T1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9.7cm">
          <text:p text:style-name="P1"><text:span text:style-name="T1">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9.7cm">
          <text:p text:style-name="P1"><text:span text:style-name="T1">R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11.3cm">
          <text:p text:style-name="P1"><text:span text:style-name="T1">S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11.3cm">
          <text:p text:style-name="P1"><text:span text:style-name="T1">A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3.3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4.6cm">
          <text:p text:style-name="P1"><text:span text:style-name="T4">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3.6cm" svg:y="14.6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6.8cm" svg:y="14.6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3.1cm" svg:y="6.9cm">
          <text:p text:style-name="P1"><text:span text:style-name="T1">I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4.7cm" svg:y="6.9cm">
          <text:p text:style-name="P1"><text:span text:style-name="T1">BL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6.3cm" svg:y="6.9cm">
          <text:p text:style-name="P1"><text:span text:style-name="T1">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3.216cm" svg:height="0.962cm" svg:x="5.4cm" svg:y="4.2cm">
          <draw:text-box>
            <text:p>qwerty ca</text:p>
          </draw:text-box>
        </draw:frame>
      </draw:page>
      <draw:page draw:name="page2" draw:style-name="dp1" draw:master-page-name="Per_20_defecte">
        <draw:custom-shape draw:style-name="gr1" draw:text-style-name="P2" draw:layer="layout" svg:width="1.5cm" svg:height="1.5cm" svg:x="1cm" svg:y="8.1cm">
          <text:p text:style-name="P1"><text:span text:style-name="T1">ª</text:span></text:p>
          <text:p text:style-name="P1"><text:span text:style-name="T1">º</text:span><text:span text:style-name="T2">\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.6cm" svg:y="8.1cm">
          <text:p text:style-name="P1"><text:span text:style-name="T1">!</text:span></text:p>
          <text:p text:style-name="P1"><text:span text:style-name="T1">1</text:span><text:span text:style-name="T2">|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2cm" svg:y="8.1cm">
          <text:p text:style-name="P1"><text:span text:style-name="T1">"</text:span></text:p>
          <text:p text:style-name="P1"><text:span text:style-name="T1">2</text:span><text:span text:style-name="T2">@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5.8cm" svg:y="8.1cm">
          <text:p text:style-name="P1"><text:span text:style-name="T1">·</text:span></text:p>
          <text:p text:style-name="P1"><text:span text:style-name="T1">3</text:span><text:span text:style-name="T2">#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4cm" svg:y="8.1cm">
          <text:p text:style-name="P1"><text:span text:style-name="T1">$</text:span></text:p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cm" svg:y="8.1cm">
          <text:p text:style-name="P1"><text:span text:style-name="T1">%</text:span></text:p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0.6cm" svg:y="8.1cm">
          <text:p text:style-name="P1"><text:span text:style-name="T1">&amp;</text:span></text:p>
          <text:p text:style-name="P1"><text:span text:style-name="T1">6</text:span><text:span text:style-name="T2">¬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2cm" svg:y="8.1cm">
          <text:p text:style-name="P1"><text:span text:style-name="T1">/</text:span></text:p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3.8cm" svg:y="8.1cm">
          <text:p text:style-name="P1"><text:span text:style-name="T1">(</text:span></text:p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4cm" svg:y="8.1cm">
          <text:p text:style-name="P1"><text:span text:style-name="T1">)</text:span></text:p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cm" svg:y="8.1cm">
          <text:p text:style-name="P1"><text:span text:style-name="T1">=</text:span></text:p>
          <text:p text:style-name="P1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8.6cm" svg:y="8.1cm">
          <text:p text:style-name="P1"><text:span text:style-name="T1">?</text:span></text:p>
          <text:p text:style-name="P1"><text:span text:style-name="T1">'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1cm" svg:y="12.9cm">
          <text:p text:style-name="P1"><text:span text:style-name="T1">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7cm" svg:y="12.9cm">
          <text:p text:style-name="P1"><text:span text:style-name="T1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7cm" svg:y="11.3cm">
          <text:p text:style-name="P1"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3.1cm" svg:y="11.3cm">
          <text:p text:style-name="P1"><text:span text:style-name="T1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7cm" svg:y="11.3cm">
          <text:p text:style-name="P1"><text:span text:style-name="T1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5cm" svg:y="9.7cm">
          <text:p text:style-name="P1"><text:span text:style-name="T1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8.3cm" svg:y="11.3cm">
          <text:p text:style-name="P1"><text:span text:style-name="T1">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9cm" svg:y="11.3cm">
          <text:p text:style-name="P1"><text:span text:style-name="T1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5.1cm" svg:y="11.3cm">
          <text:p text:style-name="P1"><text:span text:style-name="T1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9cm" svg:y="9.7cm">
          <text:p text:style-name="P1"><text:span text:style-name="T1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9.1cm" svg:y="9.7cm">
          <text:p text:style-name="P1"><text:span text:style-name="T1">^</text:span></text:p>
          <text:p text:style-name="P1"><text:span text:style-name="T1">`</text:span><text:span text:style-name="T2">[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0.7cm" svg:y="9.7cm">
          <text:p text:style-name="P1"><text:span text:style-name="T1">*</text:span></text:p>
          <text:p text:style-name="P1"><text:span text:style-name="T1">+</text:span><text:span text:style-name="T2">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3.5cm" svg:y="11.3cm">
          <text:p text:style-name="P1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9cm" svg:y="11.3cm">
          <text:p text:style-name="P1"><text:span text:style-name="T1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1.5cm" svg:y="11.3cm">
          <text:p text:style-name="P1"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1.1cm" svg:y="9.7cm">
          <text:p text:style-name="P1"><text:span text:style-name="T1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7cm" svg:y="9.7cm">
          <text:p text:style-name="P1"><text:span text:style-name="T1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9cm" svg:y="9.7cm">
          <text:p text:style-name="P1"><text:span text:style-name="T1">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7cm" svg:y="12.9cm">
          <text:p text:style-name="P1"><text:span text:style-name="T1">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3cm" svg:y="12.9cm">
          <text:p text:style-name="P1"><text:span text:style-name="T1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5cm" svg:y="9.7cm">
          <text:p text:style-name="P1"><text:span text:style-name="T1">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3cm" svg:y="9.7cm">
          <text:p text:style-name="P1"><text:span text:style-name="T1">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9.5cm" svg:y="11.3cm">
          <text:p text:style-name="P1"><text:span text:style-name="T1">“</text:span></text:p>
          <text:p text:style-name="P1"><text:span text:style-name="T1">'</text:span><text:span text:style-name="T2">{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1.1cm" svg:y="11.3cm">
          <text:p text:style-name="P1"><text:span text:style-name="T1">Ç</text:span></text:p>
          <text:p text:style-name="P1"><text:span text:style-name="T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.9cm" svg:y="12.9cm">
          <text:p text:style-name="P1"><text:span text:style-name="T1">&lt;</text:span></text:p>
          <text:p text:style-name="P1"><text:span text:style-name="T1">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8.9cm" svg:y="12.9cm">
          <text:p text:style-name="P1"><text:span text:style-name="T1">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0.9cm" svg:y="12.9cm">
          <text:p text:style-name="P1"><text:span text:style-name="T1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3cm" svg:y="9.7cm">
          <text:p text:style-name="P1"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3cm" svg:y="12.9cm">
          <text:p text:style-name="P1"><text:span text:style-name="T1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5cm" svg:y="12.9cm">
          <text:p text:style-name="P1"><text:span text:style-name="T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6.3cm" svg:y="11.3cm">
          <text:p text:style-name="P1"><text:span text:style-name="T1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1cm" svg:y="12.9cm">
          <text:p text:style-name="P1"><text:span text:style-name="T1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7cm" svg:y="9.7cm">
          <text:p text:style-name="P1"><text:span text:style-name="T1">;</text:span></text:p>
          <text:p text:style-name="P1"><text:span text:style-name="T1">,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8cm" svg:height="1.5cm" svg:x="21.8cm" svg:y="8.1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0.7cm" svg:height="1.5cm" svg:x="6.6cm" svg:y="14.5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1.5cm" svg:x="22.3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9cm" svg:height="3.1cm" svg:x="22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cm" svg:y="6.9cm">
          <text:p text:style-name="P1"><text:span text:style-name="T1">ES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3.6cm" svg:y="6.9cm">
          <text:p text:style-name="P1"><text:span text:style-name="T1">F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5.2cm" svg:y="6.9cm">
          <text:p text:style-name="P1"><text:span text:style-name="T1">F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6.8cm" svg:y="6.9cm">
          <text:p text:style-name="P1"><text:span text:style-name="T1">F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8.4cm" svg:y="6.9cm">
          <text:p text:style-name="P1"><text:span text:style-name="T1">F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0.895cm" svg:y="6.9cm">
          <text:p text:style-name="P1"><text:span text:style-name="T1">F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2.495cm" svg:y="6.9cm">
          <text:p text:style-name="P1"><text:span text:style-name="T1">F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4.095cm" svg:y="6.9cm">
          <text:p text:style-name="P1"><text:span text:style-name="T1">F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5.695cm" svg:y="6.9cm">
          <text:p text:style-name="P1"><text:span text:style-name="T1">F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8.3cm" svg:y="6.9cm">
          <text:p text:style-name="P1"><text:span text:style-name="T1">F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9.9cm" svg:y="6.9cm">
          <text:p text:style-name="P1"><text:span text:style-name="T1">F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1.5cm" svg:y="6.9cm">
          <text:p text:style-name="P1"><text:span text:style-name="T1">F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9cm" svg:height="1.5cm" svg:x="1cm" svg:y="9.7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4cm" svg:height="1.5cm" svg:x="1cm" svg:y="11.3cm">
          <text:p text:style-name="P1"><text:span text:style-name="T5">CA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75cm" svg:height="1.5cm" svg:x="1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.05cm" svg:y="14.531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.95cm" svg:y="14.531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4.75cm" svg:y="14.531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7.45cm" svg:y="14.531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2.848cm" svg:y="14.531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9.25cm" svg:y="14.531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5cm" svg:y="12.9cm">
          <text:p text:style-name="P1"><text:span text:style-name="T1">_</text:span></text:p>
          <text:p text:style-name="P1"><text:span text:style-name="T1">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1cm" svg:height="1.5cm" svg:x="20.5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0.2cm" svg:y="8.1cm">
          <text:p text:style-name="P1"><text:span text:style-name="T1">¿</text:span></text:p>
          <text:p text:style-name="P1"><text:span text:style-name="T1">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4cm" svg:height="1.5cm" svg:x="22.5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6cm" svg:height="2.9cm" svg:x="22.8cm" svg:y="9.8cm">
          <text:p text:style-name="P1"><text:span text:style-name="T1">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3.1cm" svg:y="6.9cm">
          <text:p text:style-name="P1"><text:span text:style-name="T1">F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3.1cm" svg:y="9.7cm">
          <text:p text:style-name="P1"><text:span text:style-name="T1">:</text:span></text:p>
          <text:p text:style-name="P1"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3.249cm" svg:height="0.962cm" svg:x="9.7cm" svg:y="4.6cm">
          <draw:text-box>
            <text:p><text:span text:style-name="T6">dvorak es</text:span></text:p>
          </draw:text-box>
        </draw:frame>
        <draw:custom-shape draw:style-name="gr1" draw:text-style-name="P3" draw:layer="layout" svg:width="1.75cm" svg:height="1.5cm" svg:x="21.05cm" svg:y="14.531cm">
          <text:p text:style-name="P1"><text:span text:style-name="T5">M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Per_20_defecte">
        <draw:custom-shape draw:style-name="gr1" draw:text-style-name="P2" draw:layer="layout" svg:width="1.5cm" svg:height="1.5cm" svg:x="1cm" svg:y="8.1cm">
          <text:p text:style-name="P1"><text:span text:style-name="T1">ª</text:span></text:p>
          <text:p text:style-name="P1"><text:span text:style-name="T1">º</text:span><text:span text:style-name="T2">\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.6cm" svg:y="8.1cm">
          <text:p text:style-name="P1"><text:span text:style-name="T1">!</text:span></text:p>
          <text:p text:style-name="P1"><text:span text:style-name="T1">1</text:span><text:span text:style-name="T2">|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2cm" svg:y="8.1cm">
          <text:p text:style-name="P1"><text:span text:style-name="T1">"</text:span></text:p>
          <text:p text:style-name="P1"><text:span text:style-name="T1">2</text:span><text:span text:style-name="T2">@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5.8cm" svg:y="8.1cm">
          <text:p text:style-name="P1"><text:span text:style-name="T1">·</text:span></text:p>
          <text:p text:style-name="P1"><text:span text:style-name="T1">3</text:span><text:span text:style-name="T2">#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4cm" svg:y="8.1cm">
          <text:p text:style-name="P1"><text:span text:style-name="T1">$</text:span></text:p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cm" svg:y="8.1cm">
          <text:p text:style-name="P1"><text:span text:style-name="T1">%</text:span></text:p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0.6cm" svg:y="8.1cm">
          <text:p text:style-name="P1"><text:span text:style-name="T1">&amp;</text:span></text:p>
          <text:p text:style-name="P1"><text:span text:style-name="T1">6</text:span><text:span text:style-name="T2">¬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2cm" svg:y="8.1cm">
          <text:p text:style-name="P1"><text:span text:style-name="T1">/</text:span></text:p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3.8cm" svg:y="8.1cm">
          <text:p text:style-name="P1"><text:span text:style-name="T1">(</text:span></text:p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4cm" svg:y="8.1cm">
          <text:p text:style-name="P1"><text:span text:style-name="T1">)</text:span></text:p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cm" svg:y="8.1cm">
          <text:p text:style-name="P1"><text:span text:style-name="T1">=</text:span></text:p>
          <text:p text:style-name="P1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8.6cm" svg:y="8.1cm">
          <text:p text:style-name="P1"><text:span text:style-name="T1">?</text:span></text:p>
          <text:p text:style-name="P1"><text:span text:style-name="T1">'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9cm" svg:y="9.7cm">
          <text:p text:style-name="P1"><text:span text:style-name="T1">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7cm" svg:y="12.9cm">
          <text:p text:style-name="P1"><text:span text:style-name="T1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5.1cm" svg:y="11.3cm">
          <text:p text:style-name="P1"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3.1cm" svg:y="11.3cm">
          <text:p text:style-name="P1"><text:span text:style-name="T1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9cm" svg:y="11.3cm">
          <text:p text:style-name="P1"><text:span text:style-name="T1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5cm" svg:y="9.7cm">
          <text:p text:style-name="P1"><text:span text:style-name="T1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9cm" svg:y="11.3cm">
          <text:p text:style-name="P1"><text:span text:style-name="T1">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7cm" svg:y="11.3cm">
          <text:p text:style-name="P1"><text:span text:style-name="T1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8.3cm" svg:y="11.3cm">
          <text:p text:style-name="P1"><text:span text:style-name="T1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3cm" svg:y="9.7cm">
          <text:p text:style-name="P1"><text:span text:style-name="T1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9.1cm" svg:y="9.7cm">
          <text:p text:style-name="P1"><text:span text:style-name="T1">^</text:span></text:p>
          <text:p text:style-name="P1"><text:span text:style-name="T1">`</text:span><text:span text:style-name="T2">[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0.7cm" svg:y="9.7cm">
          <text:p text:style-name="P1"><text:span text:style-name="T1">*</text:span></text:p>
          <text:p text:style-name="P1"><text:span text:style-name="T1">+</text:span><text:span text:style-name="T2">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3.5cm" svg:y="11.3cm">
          <text:p text:style-name="P1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7cm" svg:y="11.3cm">
          <text:p text:style-name="P1"><text:span text:style-name="T1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1.5cm" svg:y="11.3cm">
          <text:p text:style-name="P1"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5cm" svg:y="12.9cm">
          <text:p text:style-name="P1"><text:span text:style-name="T1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1.1cm" svg:y="9.7cm">
          <text:p text:style-name="P1"><text:span text:style-name="T1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0.9cm" svg:y="12.9cm">
          <text:p text:style-name="P1"><text:span text:style-name="T1">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3cm" svg:y="9.7cm">
          <text:p text:style-name="P1"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5cm" svg:y="12.9cm">
          <text:p text:style-name="P1"><text:span text:style-name="T1">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1cm" svg:y="12.9cm">
          <text:p text:style-name="P1"><text:span text:style-name="T1">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5cm" svg:y="9.7cm">
          <text:p text:style-name="P1"><text:span text:style-name="T1">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9.5cm" svg:y="11.3cm">
          <text:p text:style-name="P1"><text:span text:style-name="T1">“</text:span></text:p>
          <text:p text:style-name="P1"><text:span text:style-name="T1">'</text:span><text:span text:style-name="T2">{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1.1cm" svg:y="11.3cm">
          <text:p text:style-name="P1"><text:span text:style-name="T1">Ç</text:span></text:p>
          <text:p text:style-name="P1"><text:span text:style-name="T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.9cm" svg:y="12.9cm">
          <text:p text:style-name="P1"><text:span text:style-name="T1">&lt;</text:span></text:p>
          <text:p text:style-name="P1"><text:span text:style-name="T1">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3cm" svg:y="12.9cm">
          <text:p text:style-name="P1"><text:span text:style-name="T1">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7cm" svg:y="12.9cm">
          <text:p text:style-name="P1"><text:span text:style-name="T1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7cm" svg:y="9.7cm">
          <text:p text:style-name="P1"><text:span text:style-name="T1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3cm" svg:y="12.9cm">
          <text:p text:style-name="P1"><text:span text:style-name="T1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1cm" svg:y="12.9cm">
          <text:p text:style-name="P1"><text:span text:style-name="T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6.3cm" svg:y="11.3cm">
          <text:p text:style-name="P1"><text:span text:style-name="T1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9cm" svg:y="9.7cm">
          <text:p text:style-name="P1"><text:span text:style-name="T1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3.1cm" svg:y="9.7cm">
          <text:p text:style-name="P1"><text:span text:style-name="T1">;</text:span></text:p>
          <text:p text:style-name="P1"><text:span text:style-name="T1">,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7cm" svg:y="9.7cm">
          <text:p text:style-name="P1"><text:span text:style-name="T1">:</text:span></text:p>
          <text:p text:style-name="P1"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4cm" svg:height="1.5cm" svg:x="21.8cm" svg:y="8.1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2cm" svg:height="1.5cm" svg:x="6.6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1.5cm" svg:x="22.3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3.1cm" svg:x="22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cm" svg:y="6.9cm">
          <text:p text:style-name="P1"><text:span text:style-name="T1">ES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3cm" svg:y="6.9cm">
          <text:p text:style-name="P1"><text:span text:style-name="T1">F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4.6cm" svg:y="6.9cm">
          <text:p text:style-name="P1"><text:span text:style-name="T1">F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6.2cm" svg:y="6.9cm">
          <text:p text:style-name="P1"><text:span text:style-name="T1">F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7.8cm" svg:y="6.9cm">
          <text:p text:style-name="P1"><text:span text:style-name="T1">F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9.7cm" svg:y="6.9cm">
          <text:p text:style-name="P1"><text:span text:style-name="T1">F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1.3cm" svg:y="6.9cm">
          <text:p text:style-name="P1"><text:span text:style-name="T1">F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2.9cm" svg:y="6.9cm">
          <text:p text:style-name="P1"><text:span text:style-name="T1">F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4.5cm" svg:y="6.9cm">
          <text:p text:style-name="P1"><text:span text:style-name="T1">F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6.4cm" svg:y="6.9cm">
          <text:p text:style-name="P1"><text:span text:style-name="T1">F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8cm" svg:y="6.9cm">
          <text:p text:style-name="P1"><text:span text:style-name="T1">F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9.6cm" svg:y="6.9cm">
          <text:p text:style-name="P1"><text:span text:style-name="T1">F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cm" svg:height="1.5cm" svg:x="1cm" svg:y="9.7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4cm" svg:height="1.5cm" svg:x="1cm" svg:y="11.3cm">
          <text:p text:style-name="P1"><text:span text:style-name="T5">CA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75cm" svg:height="1.5cm" svg:x="1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.05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.9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4.7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8.7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2.4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0.5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8.9cm" svg:y="12.9cm">
          <text:p text:style-name="P1"><text:span text:style-name="T1">_</text:span></text:p>
          <text:p text:style-name="P1"><text:span text:style-name="T1">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7cm" svg:height="1.5cm" svg:x="20.5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0.2cm" svg:y="8.1cm">
          <text:p text:style-name="P1"><text:span text:style-name="T1">¿</text:span></text:p>
          <text:p text:style-name="P1"><text:span text:style-name="T1">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4cm" svg:height="1.5cm" svg:x="22.5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6cm" svg:height="2.9cm" svg:x="22.8cm" svg:y="9.8cm">
          <text:p text:style-name="P1"><text:span text:style-name="T1">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1.2cm" svg:y="6.9cm">
          <text:p text:style-name="P1"><text:span text:style-name="T1">F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2.725cm" svg:height="0.962cm" svg:x="6cm" svg:y="4.3cm">
          <draw:text-box>
            <text:p>tcat v01</text:p>
          </draw:text-box>
        </draw:frame>
      </draw:page>
      <draw:page draw:name="page4" draw:style-name="dp1" draw:master-page-name="Per_20_defecte">
        <draw:custom-shape draw:style-name="gr6" draw:text-style-name="P5" draw:layer="layout" svg:width="1.5cm" svg:height="1.5cm" svg:x="1cm" svg:y="8.1cm">
          <text:p text:style-name="P5">&lt;TLDE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5cm" svg:height="1.5cm" svg:x="2.6cm" svg:y="8.1cm">
          <text:p text:style-name="P6">&lt;AE01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5cm" svg:height="1.5cm" svg:x="6.1cm" svg:y="12.9cm">
          <text:p text:style-name="P6">Q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5cm" svg:height="1.5cm" svg:x="15.7cm" svg:y="12.9cm">
          <text:p text:style-name="P6">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5cm" svg:height="1.5cm" svg:x="6.7cm" svg:y="11.3cm">
          <text:p text:style-name="P6">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5cm" svg:height="1.5cm" svg:x="13.1cm" svg:y="11.3cm">
          <text:p text:style-name="P6">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5cm" svg:height="1.5cm" svg:x="14.7cm" svg:y="11.3cm">
          <text:p text:style-name="P6">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5cm" svg:height="1.5cm" svg:x="9.5cm" svg:y="9.7cm">
          <text:p text:style-name="P6">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5cm" svg:height="1.5cm" svg:x="8.3cm" svg:y="11.3cm">
          <text:p text:style-name="P6">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5cm" svg:height="1.5cm" svg:x="9.9cm" svg:y="11.3cm">
          <text:p text:style-name="P6">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5cm" svg:height="1.5cm" svg:x="5.1cm" svg:y="11.3cm">
          <text:p text:style-name="P6">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5cm" svg:height="1.5cm" svg:x="7.9cm" svg:y="9.7cm">
          <text:p text:style-name="P6">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5cm" svg:height="1.5cm" svg:x="19.1cm" svg:y="9.7cm">
          <text:p text:style-name="P6">^</text:p>
          <text:p text:style-name="P6">`<text:span text:style-name="T7">[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5cm" svg:height="1.5cm" svg:x="20.7cm" svg:y="9.7cm">
          <text:p text:style-name="P6">*</text:p>
          <text:p text:style-name="P6">+<text:span text:style-name="T7">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5cm" svg:height="1.5cm" svg:x="3.5cm" svg:y="11.3cm">
          <text:p text:style-name="P6">&lt;AC01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5cm" svg:height="1.5cm" svg:x="17.9cm" svg:y="11.3cm">
          <text:p text:style-name="P6">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5cm" svg:height="1.5cm" svg:x="11.5cm" svg:y="11.3cm">
          <text:p text:style-name="P6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5cm" svg:height="1.5cm" svg:x="11.1cm" svg:y="9.7cm">
          <text:p text:style-name="P6">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5cm" svg:height="1.5cm" svg:x="12.7cm" svg:y="9.7cm">
          <text:p text:style-name="P6">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5cm" svg:height="1.5cm" svg:x="15.9cm" svg:y="9.7cm">
          <text:p text:style-name="P6">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5cm" svg:height="1.5cm" svg:x="7.7cm" svg:y="12.9cm">
          <text:p text:style-name="P6">J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5cm" svg:height="1.5cm" svg:x="9.3cm" svg:y="12.9cm">
          <text:p text:style-name="P6">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5cm" svg:height="1.5cm" svg:x="17.5cm" svg:y="9.7cm">
          <text:p text:style-name="P6">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5cm" svg:height="1.5cm" svg:x="6.3cm" svg:y="9.7cm">
          <text:p text:style-name="P6">Ñ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5cm" svg:height="1.5cm" svg:x="19.5cm" svg:y="11.3cm">
          <text:p text:style-name="P6">“</text:p>
          <text:p text:style-name="P6">'<text:span text:style-name="T7">{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5cm" svg:height="1.5cm" svg:x="21.1cm" svg:y="11.3cm">
          <text:p text:style-name="P6">Ç</text:p>
          <text:p text:style-name="P6"><text:span text:style-name="T8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5cm" svg:height="1.5cm" svg:x="2.9cm" svg:y="12.9cm">
          <text:p text:style-name="P6">&lt;LSGT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5cm" svg:height="1.5cm" svg:x="18.9cm" svg:y="12.9cm">
          <text:p text:style-name="P6">Z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5cm" svg:height="1.5cm" svg:x="10.9cm" svg:y="12.9cm">
          <text:p text:style-name="P6">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5cm" svg:height="1.5cm" svg:x="14.3cm" svg:y="9.7cm">
          <text:p text:style-name="P6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5cm" svg:height="1.5cm" svg:x="17.3cm" svg:y="12.9cm">
          <text:p text:style-name="P6">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5cm" svg:height="1.5cm" svg:x="12.5cm" svg:y="12.9cm">
          <text:p text:style-name="P6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5cm" svg:height="1.5cm" svg:x="16.3cm" svg:y="11.3cm">
          <text:p text:style-name="P6">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5cm" svg:height="1.5cm" svg:x="14.1cm" svg:y="12.9cm">
          <text:p text:style-name="P6">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5cm" svg:height="1.5cm" svg:x="4.7cm" svg:y="9.7cm">
          <text:p text:style-name="P6">;</text:p>
          <text:p text:style-name="P6">,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2.8cm" svg:height="1.5cm" svg:x="21.8cm" svg:y="8.1cm">
          <text:p text:style-name="P6"><text:span text:style-name="T9">&lt;BKSP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0.7cm" svg:height="1.5cm" svg:x="6.6cm" svg:y="14.5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5cm" svg:height="1.5cm" svg:x="22.3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9cm" svg:height="3.1cm" svg:x="22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9cm" svg:height="1.5cm" svg:x="1cm" svg:y="9.7cm">
          <text:p text:style-name="P6"><text:span text:style-name="T9">&lt;TAB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draw:layer="layout" svg:width="2.4cm" svg:height="1.5cm" svg:x="1cm" svg:y="11.3cm">
          <text:p text:style-name="P6"><text:span text:style-name="T10">CA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75cm" svg:height="1.5cm" svg:x="1cm" svg:y="12.9cm">
          <text:p text:style-name="P6"><text:span text:style-name="T9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draw:layer="layout" svg:width="1.75cm" svg:height="1.5cm" svg:x="1.05cm" svg:y="14.531cm">
          <text:p text:style-name="P6"><text:span text:style-name="T10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draw:layer="layout" svg:width="1.75cm" svg:height="1.5cm" svg:x="2.95cm" svg:y="14.531cm">
          <text:p text:style-name="P6"><text:span text:style-name="T10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draw:layer="layout" svg:width="1.75cm" svg:height="1.5cm" svg:x="4.75cm" svg:y="14.531cm">
          <text:p text:style-name="P6"><text:span text:style-name="T10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draw:layer="layout" svg:width="1.75cm" svg:height="1.5cm" svg:x="17.45cm" svg:y="14.531cm">
          <text:p text:style-name="P6"><text:span text:style-name="T10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draw:layer="layout" svg:width="1.75cm" svg:height="1.5cm" svg:x="22.848cm" svg:y="14.531cm">
          <text:p text:style-name="P6"><text:span text:style-name="T10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draw:layer="layout" svg:width="1.75cm" svg:height="1.5cm" svg:x="19.25cm" svg:y="14.531cm">
          <text:p text:style-name="P6"><text:span text:style-name="T10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5cm" svg:height="1.5cm" svg:x="4.5cm" svg:y="12.9cm">
          <text:p text:style-name="P6">&lt;AB01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4.1cm" svg:height="1.5cm" svg:x="20.5cm" svg:y="12.9cm">
          <text:p text:style-name="P6"><text:span text:style-name="T9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1.4cm" svg:height="1.5cm" svg:x="22.5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36cm" svg:height="2.9cm" svg:x="22.8cm" svg:y="9.8cm">
          <text:p text:style-name="P6">EN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5cm" svg:height="1.5cm" svg:x="3.1cm" svg:y="9.7cm">
          <text:p text:style-name="P6">&lt;AD01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5.188cm" svg:height="0.962cm" svg:x="9.7cm" svg:y="4.6cm">
          <draw:text-box>
            <text:p text:style-name="P4"><text:span text:style-name="T6">key codes in xkb</text:span></text:p>
          </draw:text-box>
        </draw:frame>
        <draw:custom-shape draw:style-name="gr1" draw:text-style-name="P7" draw:layer="layout" svg:width="1.75cm" svg:height="1.5cm" svg:x="21.05cm" svg:y="14.531cm">
          <text:p text:style-name="P6"><text:span text:style-name="T10">M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5cm" svg:height="1.5cm" svg:x="4.2cm" svg:y="8.1cm">
          <text:p text:style-name="P6">&lt;AE02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5cm" svg:height="1.5cm" svg:x="5.8cm" svg:y="8.1cm">
          <text:p text:style-name="P6">&lt;AE03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5cm" svg:height="1.5cm" svg:x="20.2cm" svg:y="8.1cm">
          <text:p text:style-name="P6">&lt;AE12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5cm" svg:height="1.5cm" svg:x="18.6cm" svg:y="8.1cm">
          <text:p text:style-name="P6">&lt;AE11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5cm" svg:height="1.5cm" svg:x="17cm" svg:y="8.1cm">
          <text:p text:style-name="P6">&lt;AE10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5cm" svg:height="1.5cm" svg:x="15.4cm" svg:y="8.1cm">
          <text:p text:style-name="P6">&lt;AE09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5cm" svg:height="1.5cm" svg:x="13.8cm" svg:y="8.1cm">
          <text:p text:style-name="P6">&lt;AE08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5cm" svg:height="1.5cm" svg:x="12.2cm" svg:y="8.1cm">
          <text:p text:style-name="P6">&lt;AE07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5cm" svg:height="1.5cm" svg:x="10.6cm" svg:y="8.1cm">
          <text:p text:style-name="P6">&lt;AE06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5cm" svg:height="1.5cm" svg:x="9cm" svg:y="8.1cm">
          <text:p text:style-name="P6">&lt;AE05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5cm" svg:height="1.5cm" svg:x="7.4cm" svg:y="8.1cm">
          <text:p text:style-name="P6">&lt;AE04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ises </meta:initial-creator>
    <meta:creation-date>2012-02-10T16:59:04</meta:creation-date>
    <dc:date>2013-05-17T20:58:23</dc:date>
    <dc:creator>Moisès </dc:creator>
    <meta:editing-duration>PT2H9M16S</meta:editing-duration>
    <meta:editing-cycles>34</meta:editing-cycles>
    <meta:generator>LibreOffice/3.5$Linux_X86_64 LibreOffice_project/350m1$Build-2</meta:generator>
    <meta:document-statistic meta:object-count="314"/>
  </office:meta>
</office:document-meta>
</file>